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0.25in"/>
    </style:style>
    <style:style style:name="T2" style:parent-style-name="Fuentedepárrafopredeter." style:family="text">
      <style:text-properties style:font-name="Calibri" style:font-name-asian="Calibri" style:font-name-complex="Calibri" fo:font-weight="bold" style:font-weight-asian="bold" fo:color="#000000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P3" style:parent-style-name="Standard" style:family="paragraph">
      <style:paragraph-properties fo:text-align="center" fo:line-height="0.25in"/>
    </style:style>
    <style:style style:name="P4" style:parent-style-name="Standard" style:family="paragraph">
      <style:paragraph-properties fo:text-align="center" fo:line-height="0.25in"/>
    </style:style>
    <style:style style:name="T5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P6" style:parent-style-name="Standard" style:family="paragraph">
      <style:paragraph-properties fo:text-align="center" fo:line-height="0.25in"/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P7" style:parent-style-name="Standard" style:family="paragraph">
      <style:paragraph-properties fo:text-align="center" fo:line-height="0.25in"/>
    </style:style>
    <style:style style:name="T8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P9" style:parent-style-name="Standard" style:family="paragraph">
      <style:paragraph-properties fo:line-height="0.1388in"/>
    </style:style>
    <style:style style:name="P10" style:parent-style-name="Standard" style:family="paragraph">
      <style:paragraph-properties fo:line-height="0.1388in"/>
    </style:style>
    <style:style style:name="T11" style:parent-style-name="Fuentedepárrafopredeter." style:family="text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Párrafodelista" style:list-style-name="WWNum16" style:family="paragraph"/>
    <style:style style:name="T14" style:parent-style-name="Fuentedepárrafopredeter." style:family="text">
      <style:text-properties style:font-name="Arial" style:font-name-complex="Arial"/>
    </style:style>
    <style:style style:name="T15" style:parent-style-name="Fuentedepárrafopredeter." style:family="text">
      <style:text-properties style:font-name="Arial" style:font-name-complex="Arial"/>
    </style:style>
    <style:style style:name="T16" style:parent-style-name="Fuentedepárrafopredeter." style:family="text">
      <style:text-properties style:font-name="Arial" style:font-name-complex="Arial"/>
    </style:style>
    <style:style style:name="P17" style:parent-style-name="Párrafodelista" style:family="paragraph">
      <style:text-properties style:font-name="Arial" style:font-name-complex="Arial"/>
    </style:style>
    <style:style style:name="P18" style:parent-style-name="Párrafodelista" style:list-style-name="WWNum16" style:family="paragraph"/>
    <style:style style:name="T19" style:parent-style-name="Fuentedepárrafopredeter." style:family="text">
      <style:text-properties style:font-name="Arial" style:font-name-complex="Arial"/>
    </style:style>
    <style:style style:name="P20" style:parent-style-name="Párrafodelista" style:family="paragraph">
      <style:text-properties style:font-name="Arial" style:font-name-complex="Arial"/>
    </style:style>
    <style:style style:name="P21" style:parent-style-name="Párrafodelista" style:family="paragraph">
      <style:text-properties style:font-name="Arial" style:font-name-complex="Arial"/>
    </style:style>
    <style:style style:name="T22" style:parent-style-name="Fuentedepárrafopredeter." style:family="text">
      <style:text-properties style:font-name="Arial" style:font-name-complex="Arial" fo:color="#FF0000"/>
    </style:style>
    <style:style style:name="P23" style:parent-style-name="Standard" style:family="paragraph">
      <style:text-properties style:font-name="Arial" style:font-name-complex="Arial"/>
    </style:style>
    <style:style style:name="T24" style:parent-style-name="Fuentedepárrafopredeter." style:family="text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Párrafodelista" style:list-style-name="WWNum15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27" style:parent-style-name="Fuentedepárrafopredeter." style:family="text">
      <style:text-properties style:font-name="Arial" style:font-name-complex="Arial"/>
    </style:style>
    <style:style style:name="T28" style:parent-style-name="Fuentedepárrafopredeter." style:family="text">
      <style:text-properties style:font-name="Arial" style:font-name-complex="Arial"/>
    </style:style>
    <style:style style:name="P29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30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31" style:parent-style-name="Fuentedepárrafopredeter." style:family="text">
      <style:text-properties style:font-name="Arial" style:font-name-complex="Arial"/>
    </style:style>
    <style:style style:name="P32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33" style:parent-style-name="Fuentedepárrafopredeter." style:family="text">
      <style:text-properties style:font-name="Arial" style:font-name-complex="Arial"/>
    </style:style>
    <style:style style:name="P34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35" style:parent-style-name="Fuentedepárrafopredeter." style:family="text">
      <style:text-properties style:font-name="Arial" style:font-name-complex="Arial"/>
    </style:style>
    <style:style style:name="P36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37" style:parent-style-name="Fuentedepárrafopredeter." style:family="text">
      <style:text-properties style:font-name="Arial" style:font-name-complex="Arial"/>
    </style:style>
    <style:style style:name="T38" style:parent-style-name="Fuentedepárrafopredeter." style:family="text">
      <style:text-properties style:font-name="Arial" style:font-name-complex="Arial" fo:color="#FF0000"/>
    </style:style>
    <style:style style:name="P39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40" style:parent-style-name="Párrafodelista" style:list-style-name="WWNum15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41" style:parent-style-name="Fuentedepárrafopredeter." style:family="text">
      <style:text-properties style:font-name="Arial" style:font-name-complex="Arial"/>
    </style:style>
    <style:style style:name="T42" style:parent-style-name="Fuentedepárrafopredeter." style:family="text">
      <style:text-properties style:font-name="Arial" style:font-name-complex="Arial"/>
    </style:style>
    <style:style style:name="P43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44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45" style:parent-style-name="Fuentedepárrafopredeter." style:family="text">
      <style:text-properties style:font-name="Arial" style:font-name-complex="Arial"/>
    </style:style>
    <style:style style:name="P46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47" style:parent-style-name="Fuentedepárrafopredeter." style:family="text">
      <style:text-properties style:font-name="Arial" style:font-name-complex="Arial"/>
    </style:style>
    <style:style style:name="P48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49" style:parent-style-name="Fuentedepárrafopredeter." style:family="text">
      <style:text-properties style:font-name="Arial" style:font-name-complex="Arial"/>
    </style:style>
    <style:style style:name="P50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51" style:parent-style-name="Fuentedepárrafopredeter." style:family="text">
      <style:text-properties style:font-name="Arial" style:font-name-complex="Arial"/>
    </style:style>
    <style:style style:name="T52" style:parent-style-name="Fuentedepárrafopredeter." style:family="text">
      <style:text-properties style:font-name="Arial" style:font-name-complex="Arial" fo:color="#FF0000"/>
    </style:style>
    <style:style style:name="P53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54" style:parent-style-name="Párrafodelista" style:list-style-name="WWNum15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55" style:parent-style-name="Fuentedepárrafopredeter." style:family="text">
      <style:text-properties style:font-name="Arial" style:font-name-complex="Arial"/>
    </style:style>
    <style:style style:name="T56" style:parent-style-name="Fuentedepárrafopredeter." style:family="text">
      <style:text-properties style:font-name="Arial" style:font-name-complex="Arial"/>
    </style:style>
    <style:style style:name="P57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58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59" style:parent-style-name="Fuentedepárrafopredeter." style:family="text">
      <style:text-properties style:font-name="Arial" style:font-name-complex="Arial"/>
    </style:style>
    <style:style style:name="P60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61" style:parent-style-name="Fuentedepárrafopredeter." style:family="text">
      <style:text-properties style:font-name="Arial" style:font-name-complex="Arial"/>
    </style:style>
    <style:style style:name="P62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63" style:parent-style-name="Fuentedepárrafopredeter." style:family="text">
      <style:text-properties style:font-name="Arial" style:font-name-complex="Arial"/>
    </style:style>
    <style:style style:name="P64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65" style:parent-style-name="Fuentedepárrafopredeter." style:family="text">
      <style:text-properties style:font-name="Arial" style:font-name-complex="Arial"/>
    </style:style>
    <style:style style:name="T66" style:parent-style-name="Fuentedepárrafopredeter." style:family="text">
      <style:text-properties style:font-name="Arial" style:font-name-complex="Arial" fo:color="#FF0000"/>
    </style:style>
    <style:style style:name="P67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68" style:parent-style-name="Párrafodelista" style:list-style-name="WWNum15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69" style:parent-style-name="Fuentedepárrafopredeter." style:family="text">
      <style:text-properties style:font-name="Arial" style:font-name-complex="Arial"/>
    </style:style>
    <style:style style:name="P70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71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72" style:parent-style-name="Fuentedepárrafopredeter." style:family="text">
      <style:text-properties style:font-name="Arial" style:font-name-complex="Arial"/>
    </style:style>
    <style:style style:name="T73" style:parent-style-name="Fuentedepárrafopredeter." style:family="text">
      <style:text-properties style:font-name="Arial" style:font-name-complex="Arial"/>
    </style:style>
    <style:style style:name="P74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75" style:parent-style-name="Fuentedepárrafopredeter." style:family="text">
      <style:text-properties style:font-name="Arial" style:font-name-complex="Arial"/>
    </style:style>
    <style:style style:name="P76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77" style:parent-style-name="Fuentedepárrafopredeter." style:family="text">
      <style:text-properties style:font-name="Arial" style:font-name-complex="Arial"/>
    </style:style>
    <style:style style:name="T78" style:parent-style-name="Fuentedepárrafopredeter." style:family="text">
      <style:text-properties style:font-name="Arial" style:font-name-complex="Arial" fo:color="#FF0000"/>
    </style:style>
    <style:style style:name="P79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80" style:parent-style-name="Párrafodelista" style:list-style-name="WWNum15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81" style:parent-style-name="Fuentedepárrafopredeter." style:family="text">
      <style:text-properties style:font-name="Arial" style:font-name-complex="Arial"/>
    </style:style>
    <style:style style:name="T82" style:parent-style-name="Fuentedepárrafopredeter." style:family="text">
      <style:text-properties style:font-name="Arial" style:font-name-complex="Arial"/>
    </style:style>
    <style:style style:name="P83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84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85" style:parent-style-name="Fuentedepárrafopredeter." style:family="text">
      <style:text-properties style:font-name="Arial" style:font-name-complex="Arial"/>
    </style:style>
    <style:style style:name="P86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87" style:parent-style-name="Fuentedepárrafopredeter." style:family="text">
      <style:text-properties style:font-name="Arial" style:font-name-complex="Arial"/>
    </style:style>
    <style:style style:name="P88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89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90" style:parent-style-name="Fuentedepárrafopredeter." style:family="text">
      <style:text-properties style:font-name="Arial" style:font-name-complex="Arial"/>
    </style:style>
    <style:style style:name="T91" style:parent-style-name="Fuentedepárrafopredeter." style:family="text">
      <style:text-properties style:font-name="Arial" style:font-name-complex="Arial" fo:color="#FF0000"/>
    </style:style>
    <style:style style:name="P92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93" style:parent-style-name="Párrafodelista" style:list-style-name="WWNum15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94" style:parent-style-name="Fuentedepárrafopredeter." style:family="text">
      <style:text-properties style:font-name="Arial" style:font-name-complex="Arial"/>
    </style:style>
    <style:style style:name="T95" style:parent-style-name="Fuentedepárrafopredeter." style:family="text">
      <style:text-properties style:font-name="Arial" style:font-name-complex="Arial"/>
    </style:style>
    <style:style style:name="P96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P97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98" style:parent-style-name="Fuentedepárrafopredeter." style:family="text">
      <style:text-properties style:font-name="Arial" style:font-name-complex="Arial"/>
    </style:style>
    <style:style style:name="P99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100" style:parent-style-name="Fuentedepárrafopredeter." style:family="text">
      <style:text-properties style:font-name="Arial" style:font-name-complex="Arial"/>
    </style:style>
    <style:style style:name="P101" style:parent-style-name="Párrafodelista" style:family="paragraph">
      <style:paragraph-properties fo:text-align="justify" fo:margin-bottom="0.1388in" fo:line-height="115%" fo:margin-left="0.9923in" fo:text-indent="-0.2479in">
        <style:tab-stops/>
      </style:paragraph-properties>
    </style:style>
    <style:style style:name="T102" style:parent-style-name="Fuentedepárrafopredeter." style:family="text">
      <style:text-properties style:font-name="Arial" style:font-name-complex="Arial"/>
    </style:style>
    <style:style style:name="T103" style:parent-style-name="Fuentedepárrafopredeter." style:family="text">
      <style:text-properties style:font-name="Arial" style:font-name-complex="Arial" fo:color="#FF0000"/>
    </style:style>
    <style:style style:name="P104" style:parent-style-name="Standard" style:family="paragraph">
      <style:paragraph-properties fo:margin-bottom="0.1666in"/>
    </style:style>
    <style:style style:name="T105" style:parent-style-name="Fuentedepárrafopredeter." style:family="text">
      <style:text-properties fo:color="#FF0000" fo:font-size="18pt" style:font-size-asian="18pt" style:font-size-complex="18pt"/>
    </style:style>
  </office:automatic-styles>
  <office:body>
    <office:text text:use-soft-page-breaks="true">
      <text:p text:style-name="P1"><text:span text:style-name="T2">Enrique Sanz López</text:span></text:p>
      <text:p text:style-name="P3"/>
      <text:p text:style-name="P4"><text:span text:style-name="T5">UNITAT 1</text:span></text:p>
      <text:p text:style-name="P6"/>
      <text:p text:style-name="P7"><text:span text:style-name="T8">Prácitca DE CODIFICACIÓ I CÀLCUL DE MIDES D'ARXIUS</text:span></text:p>
      <text:p text:style-name="P9"/>
      <text:p text:style-name="P10"/>
      <text:p text:style-name="Standard"><text:span text:style-name="T11">1.- Empra la taula ASCII per:</text:span></text:p>
      <text:p text:style-name="P12"/>
      <text:list text:style-name="WWNum16">
        <text:list-item text:start-value="1">
          <text:p text:style-name="P13"><text:span text:style-name="T14">Codificar en ASCII el següent missatge: Vaig a aprobar</text:span></text:p>
        </text:list-item>
      </text:list>
      <text:p text:style-name="Párrafodelista"/>
      <text:p text:style-name="Párrafodelista"><text:span text:style-name="T15">Vaig a aprobar= 086 097 105 103 032 097 032 097 112 114 111 098<text:s/></text:span><text:span text:style-name="T16">097 114</text:span></text:p>
      <text:p text:style-name="P17"/>
      <text:list text:style-name="WWNum16" text:continue-numbering="true">
        <text:list-item>
          <text:p text:style-name="P18"><text:span text:style-name="T19">Desxifrar el següent missatge: 115 105 032 101 115 116 117 100 105 111</text:span></text:p>
        </text:list-item>
      </text:list>
      <text:p text:style-name="Párrafodelista"/>
      <text:p text:style-name="P20">si estudio</text:p>
      <text:p text:style-name="P21"/>
      <text:p text:style-name="Párrafodelista"><text:span text:style-name="T22">ok</text:span></text:p>
      <text:p text:style-name="P23"/>
      <text:p text:style-name="Standard"><text:span text:style-name="T24">2.- Calcular:</text:span></text:p>
      <text:p text:style-name="P25"/>
      <text:list text:style-name="WWNum15">
        <text:list-item text:start-value="1">
          <text:p text:style-name="P26"><text:span text:style-name="T27">Si fem una foto amb la nostra càmera digital de 10 Mpx amb una resolució de 3.648 x 3.736. Suposant que la profunditat de color és de 24 bits i<text:s/></text:span><text:span text:style-name="T28">que no hi ha compressió, ¿quina mida ocuparà aquesta imatge?</text:span></text:p>
        </text:list-item>
      </text:list>
      <text:p text:style-name="P29"/>
      <text:p text:style-name="P30"><text:span text:style-name="T31">Mida=3648*3736*24=327094272 bits</text:span></text:p>
      <text:p text:style-name="P32"><text:span text:style-name="T33">Mida=327094272/8=40886784 bytes</text:span></text:p>
      <text:p text:style-name="P34"><text:span text:style-name="T35">Mida= 40886784/1024=39928,5 kB</text:span></text:p>
      <text:p text:style-name="P36"><text:span text:style-name="T37">Mida= 39928,5/1024=38,99 MB</text:span></text:p>
      <text:p text:style-name="Párrafodelista"><text:span text:style-name="T38">ok</text:span></text:p>
      <text:p text:style-name="P39"/>
      <text:list text:style-name="WWNum15" text:continue-numbering="true">
        <text:list-item>
          <text:p text:style-name="P40"><text:span text:style-name="T41">Si gravem una conversa telefònica de 15 minuts amb qualitat de 16 bit</text:span><text:span text:style-name="T42">s, freqüència de 8 kHz i en estèreo, quant ocuparia aquesta conversa?</text:span></text:p>
        </text:list-item>
      </text:list>
      <text:p text:style-name="P43"/>
      <text:p text:style-name="P44"><text:span text:style-name="T45">Mida=2*16*8*1000*15*60=230400000 bites</text:span></text:p>
      <text:p text:style-name="P46"><text:span text:style-name="T47">Mida= 230400000/8=28800000 bytes</text:span></text:p>
      <text:p text:style-name="P48"><text:span text:style-name="T49">Mida= 28800000/1024=28125 kB</text:span></text:p>
      <text:p text:style-name="P50"><text:span text:style-name="T51">Mida=28125/1024=27,47 MB</text:span></text:p>
      <text:p text:style-name="Párrafodelista"><text:span text:style-name="T52">ok</text:span></text:p>
      <text:p text:style-name="P53"/>
      <text:soft-page-break/>
      <text:list text:style-name="WWNum15" text:continue-numbering="true">
        <text:list-item>
          <text:p text:style-name="P54"><text:span text:style-name="T55">El nostre mòbil grava vídeos amb una resolució de 320x200<text:s/></text:span><text:span text:style-name="T56">amb 16 bits de color ia 20 fps. El so és mono, amb qualitat de 16 bits i 22kHz. Si el mòbil té una targeta de memòria d'1 GB, quant de temps de vídeo cap en ell?</text:span></text:p>
        </text:list-item>
      </text:list>
      <text:p text:style-name="P57"/>
      <text:p text:style-name="P58"><text:span text:style-name="T59">Memoria=1 GB= 1024 MB = 1048576 kB = 1073741824 B = 8589934592 bites</text:span></text:p>
      <text:p text:style-name="P60"><text:span text:style-name="T61">8589934592=16*320*200*20*Tiempo+1*16*22*1000*Tiempo</text:span></text:p>
      <text:p text:style-name="P62"><text:span text:style-name="T63">8589934592=20832000*Tiempo</text:span></text:p>
      <text:p text:style-name="P64"><text:span text:style-name="T65">Tiempo=412,34 segundos=6,87 minutos</text:span></text:p>
      <text:p text:style-name="Párrafodelista"><text:span text:style-name="T66">ok</text:span></text:p>
      <text:p text:style-name="P67"/>
      <text:list text:style-name="WWNum15" text:continue-numbering="true">
        <text:list-item>
          <text:p text:style-name="P68"><text:span text:style-name="T69">Si una pel·lícula en format DivX ocupa 700 MB quantes pel·lícules caben en un DVD que té 4,7 GB de capacitat?</text:span></text:p>
        </text:list-item>
      </text:list>
      <text:p text:style-name="P70"/>
      <text:p text:style-name="P71"><text:span text:style-name="T72">Capacidad DVD=4,7 GB=4812,8 M</text:span><text:span text:style-name="T73">B</text:span></text:p>
      <text:p text:style-name="P74"><text:span text:style-name="T75">Nºpelículas=4812,8/700</text:span></text:p>
      <text:p text:style-name="P76"><text:span text:style-name="T77">Nºpelículas=6 películas</text:span></text:p>
      <text:p text:style-name="Párrafodelista"><text:span text:style-name="T78">ok</text:span></text:p>
      <text:p text:style-name="P79"/>
      <text:list text:style-name="WWNum15" text:continue-numbering="true">
        <text:list-item>
          <text:p text:style-name="P80"><text:span text:style-name="T81">Considerant que un disc musical té una mitjana de 12 cançons i una cançó mp3 ocupi una mitjana de 3.300 kB, de què capacitat ha de ser un reproductor mp3 per poder dur-hi fins a 100 discos musicals i gastar</text:span><text:span text:style-name="T82">-nos el mínim possible 2 GB, 4 GB , 8 GB o 16 GB?</text:span></text:p>
        </text:list-item>
      </text:list>
      <text:p text:style-name="P83"/>
      <text:p text:style-name="P84"><text:span text:style-name="T85">Memoria disco=12*3300=39600 kB</text:span></text:p>
      <text:p text:style-name="P86"><text:span text:style-name="T87">Memoria mínima mp3=39600*100=3960000 kB=3867,2 MB=3,78 GB</text:span></text:p>
      <text:p text:style-name="P88"/>
      <text:p text:style-name="P89"><text:span text:style-name="T90">La memoria recomendada sería de 4 GB.</text:span></text:p>
      <text:p text:style-name="Párrafodelista"><text:span text:style-name="T91">ok</text:span></text:p>
      <text:p text:style-name="P92"/>
      <text:list text:style-name="WWNum15" text:continue-numbering="true">
        <text:list-item>
          <text:p text:style-name="P93"><text:span text:style-name="T94">Una càmera de fotos té una targeta de memòria de 2 GB. Si fem fotos a una re</text:span><text:span text:style-name="T95">solució de 1.024 x 768 a color veritable amb 32 bits, quantes fotos podrem fer?</text:span></text:p>
        </text:list-item>
      </text:list>
      <text:p text:style-name="P96"/>
      <text:soft-page-break/>
      <text:p text:style-name="P97"><text:span text:style-name="T98">Memoria=2 GB=2048 MB=2097152 kB=2147483648 B=17179869184 bites</text:span></text:p>
      <text:p text:style-name="P99"><text:span text:style-name="T100">17179869184=32*1024*768*Nºimágenes</text:span></text:p>
      <text:p text:style-name="P101"><text:span text:style-name="T102">Nºimágenes=682 imágenes</text:span></text:p>
      <text:p text:style-name="Párrafodelista"><text:span text:style-name="T103">ok</text:span></text:p>
      <text:p text:style-name="P104"><text:span text:style-name="T105">Nota: 1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6" style:display-name="WWNum16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format="a" style:num-letter-sync="true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708in" text:min-label-width="0.125in" text:list-level-position-and-space-mode="label-alignment">
          <style:list-level-label-alignment text:label-followed-by="listtab" fo:margin-left="1.9958in" fo:text-indent="-0.125in"/>
        </style:list-level-properties>
      </text:list-level-style-number>
      <text:list-level-style-number text:level="4" style:num-format="1" text:display-levels="4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708in" text:min-label-width="0.125in" text:list-level-position-and-space-mode="label-alignment">
          <style:list-level-label-alignment text:label-followed-by="listtab" fo:margin-left="3.4958in" fo:text-indent="-0.125in"/>
        </style:list-level-properties>
      </text:list-level-style-number>
      <text:list-level-style-number text:level="7" style:num-format="1" text:display-levels="7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708in" text:min-label-width="0.125in" text:list-level-position-and-space-mode="label-alignment">
          <style:list-level-label-alignment text:label-followed-by="listtab" fo:margin-left="4.9958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 Belenguer</dc:creator>
    <meta:creation-date>2021-09-27T15:48:00Z</meta:creation-date>
    <dc:date>2021-10-07T04:51:00Z</dc:date>
    <meta:template xlink:href="Normal" xlink:type="simple"/>
    <meta:editing-cycles>3</meta:editing-cycles>
    <meta:editing-duration>PT1140S</meta:editing-duration>
    <meta:document-statistic meta:page-count="3" meta:paragraph-count="4" meta:word-count="333" meta:character-count="2228" meta:row-count="15" meta:non-whitespace-character-count="1899"/>
  </office:meta>
</office:document-meta>
</file>